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0.50pt" fo:font-weight="bold" fo:font-family="'Courier New'" style:font-family-asian="'Courier New'" style:font-family-complex="'Courier New'" fo:background-color="#1f1f1f" fo:color="#cccccc"/>
    </style:style>
    <style:style style:name="T9" style:family="text">
      <style:text-properties fo:font-size="10.50pt" fo:font-weight="bold" fo:font-family="'Courier New'" style:font-family-asian="'Courier New'" style:font-family-complex="'Courier New'" fo:background-color="#1f1f1f" fo:color="#d4d4d4"/>
    </style:style>
    <style:style style:name="T10" style:family="text">
      <style:text-properties fo:font-size="10.50pt" fo:font-weight="bold" fo:font-family="'Courier New'" style:font-family-asian="'Courier New'" style:font-family-complex="'Courier New'" fo:background-color="#1f1f1f" fo:color="#cccccc"/>
    </style:style>
    <style:style style:name="T11" style:family="text">
      <style:text-properties fo:font-size="10.50pt" fo:font-weight="bold" fo:font-family="'Courier New'" style:font-family-asian="'Courier New'" style:font-family-complex="'Courier New'" fo:background-color="#1f1f1f" fo:color="#d4d4d4"/>
    </style:style>
    <style:style style:name="T12" style:family="text">
      <style:text-properties fo:font-size="10.50pt" fo:font-weight="bold" fo:font-family="'Courier New'" style:font-family-asian="'Courier New'" style:font-family-complex="'Courier New'" fo:background-color="#1f1f1f" fo:color="#cccccc"/>
    </style:style>
    <style:style style:name="T13" style:family="text">
      <style:text-properties fo:font-size="10.50pt" fo:font-weight="bold" fo:font-family="'Courier New'" style:font-family-asian="'Courier New'" style:font-family-complex="'Courier New'" fo:background-color="#1f1f1f" fo:color="#d4d4d4"/>
    </style:style>
    <style:style style:name="T14" style:family="text">
      <style:text-properties fo:font-size="10.50pt" fo:font-weight="bold" fo:font-family="'Courier New'" style:font-family-asian="'Courier New'" style:font-family-complex="'Courier New'" fo:background-color="#1f1f1f" fo:color="#cccccc"/>
    </style:style>
    <style:style style:name="T15" style:family="text">
      <style:text-properties fo:font-size="10.50pt" fo:font-weight="bold" fo:font-family="'Courier New'" style:font-family-asian="'Courier New'" style:font-family-complex="'Courier New'" fo:background-color="#1f1f1f" fo:color="#d4d4d4"/>
    </style:style>
    <style:style style:name="T16" style:family="text">
      <style:text-properties fo:font-size="10.50pt" fo:font-weight="bold" fo:font-family="'Courier New'" style:font-family-asian="'Courier New'" style:font-family-complex="'Courier New'" fo:background-color="#1f1f1f" fo:color="#cccccc"/>
    </style:style>
    <style:style style:name="T17" style:family="text">
      <style:text-properties fo:font-size="10.50pt" fo:font-weight="bold" fo:font-family="'Courier New'" style:font-family-asian="'Courier New'" style:font-family-complex="'Courier New'" fo:background-color="#1f1f1f" fo:color="#c586c0"/>
    </style:style>
    <style:style style:name="T18" style:family="text">
      <style:text-properties fo:font-size="10.50pt" fo:font-weight="bold" fo:font-family="'Courier New'" style:font-family-asian="'Courier New'" style:font-family-complex="'Courier New'" fo:background-color="#1f1f1f" fo:color="#cccccc"/>
    </style:style>
    <style:style style:name="T19" style:family="text">
      <style:text-properties fo:font-size="10.50pt" fo:font-weight="bold" fo:font-family="'Courier New'" style:font-family-asian="'Courier New'" style:font-family-complex="'Courier New'" fo:background-color="#1f1f1f" fo:color="#dcdcaa"/>
    </style:style>
    <style:style style:name="T20" style:family="text">
      <style:text-properties fo:font-size="10.50pt" fo:font-weight="bold" fo:font-family="'Courier New'" style:font-family-asian="'Courier New'" style:font-family-complex="'Courier New'" fo:background-color="#1f1f1f" fo:color="#cccccc"/>
    </style:style>
    <style:style style:name="T21" style:family="text">
      <style:text-properties fo:font-size="10.50pt" fo:font-weight="bold" fo:font-family="'Courier New'" style:font-family-asian="'Courier New'" style:font-family-complex="'Courier New'" fo:background-color="#1f1f1f" fo:color="#d4d4d4"/>
    </style:style>
    <style:style style:name="T22" style:family="text">
      <style:text-properties fo:font-size="10.50pt" fo:font-weight="bold" fo:font-family="'Courier New'" style:font-family-asian="'Courier New'" style:font-family-complex="'Courier New'" fo:background-color="#1f1f1f" fo:color="#cccccc"/>
    </style:style>
    <style:style style:name="T23" style:family="text">
      <style:text-properties fo:font-size="10.50pt" fo:font-weight="bold" fo:font-family="'Courier New'" style:font-family-asian="'Courier New'" style:font-family-complex="'Courier New'" fo:background-color="#1f1f1f" fo:color="#dcdcaa"/>
    </style:style>
    <style:style style:name="T24" style:family="text">
      <style:text-properties fo:font-size="10.50pt" fo:font-weight="bold" fo:font-family="'Courier New'" style:font-family-asian="'Courier New'" style:font-family-complex="'Courier New'" fo:background-color="#1f1f1f" fo:color="#cccccc"/>
    </style:style>
    <style:style style:name="T25" style:family="text">
      <style:text-properties fo:font-size="10.50pt" fo:font-weight="bold" fo:font-family="'Courier New'" style:font-family-asian="'Courier New'" style:font-family-complex="'Courier New'" fo:background-color="#1f1f1f" fo:color="#d4d4d4"/>
    </style:style>
    <style:style style:name="T26" style:family="text">
      <style:text-properties fo:font-size="10.50pt" fo:font-weight="bold" fo:font-family="'Courier New'" style:font-family-asian="'Courier New'" style:font-family-complex="'Courier New'" fo:background-color="#1f1f1f" fo:color="#cccccc"/>
    </style:style>
    <style:style style:name="T27" style:family="text">
      <style:text-properties fo:font-size="10.50pt" fo:font-weight="bold" fo:font-family="'Courier New'" style:font-family-asian="'Courier New'" style:font-family-complex="'Courier New'" fo:background-color="#1f1f1f" fo:color="#c586c0"/>
    </style:style>
    <style:style style:name="T28" style:family="text">
      <style:text-properties fo:font-size="10.50pt" fo:font-weight="bold" fo:font-family="'Courier New'" style:font-family-asian="'Courier New'" style:font-family-complex="'Courier New'" fo:background-color="#1f1f1f" fo:color="#cccccc"/>
    </style:style>
    <style:style style:name="T29" style:family="text">
      <style:text-properties fo:font-size="10.50pt" fo:font-weight="bold" fo:font-family="'Courier New'" style:font-family-asian="'Courier New'" style:font-family-complex="'Courier New'" fo:background-color="#1f1f1f" fo:color="#d4d4d4"/>
    </style:style>
    <style:style style:name="T30" style:family="text">
      <style:text-properties fo:font-size="10.50pt" fo:font-weight="bold" fo:font-family="'Courier New'" style:font-family-asian="'Courier New'" style:font-family-complex="'Courier New'" fo:background-color="#1f1f1f" fo:color="#cccccc"/>
    </style:style>
    <style:style style:name="T31" style:family="text">
      <style:text-properties fo:font-size="10.50pt" fo:font-weight="bold" fo:font-family="'Courier New'" style:font-family-asian="'Courier New'" style:font-family-complex="'Courier New'" fo:background-color="#1f1f1f" fo:color="#d4d4d4"/>
    </style:style>
    <style:style style:name="T32" style:family="text">
      <style:text-properties fo:font-size="10.50pt" fo:font-weight="bold" fo:font-family="'Courier New'" style:font-family-asian="'Courier New'" style:font-family-complex="'Courier New'" fo:background-color="#1f1f1f" fo:color="#cccccc"/>
    </style:style>
    <style:style style:name="T33" style:family="text">
      <style:text-properties fo:font-size="10.50pt" fo:font-weight="bold" fo:font-family="'Courier New'" style:font-family-asian="'Courier New'" style:font-family-complex="'Courier New'" fo:background-color="#1f1f1f" fo:color="#d4d4d4"/>
    </style:style>
    <style:style style:name="T34" style:family="text">
      <style:text-properties fo:font-size="10.50pt" fo:font-weight="bold" fo:font-family="'Courier New'" style:font-family-asian="'Courier New'" style:font-family-complex="'Courier New'" fo:background-color="#1f1f1f" fo:color="#cccccc"/>
    </style:style>
    <style:style style:name="T35" style:family="text">
      <style:text-properties fo:font-size="10.50pt" fo:font-weight="bold" fo:font-family="'Courier New'" style:font-family-asian="'Courier New'" style:font-family-complex="'Courier New'" fo:background-color="#1f1f1f" fo:color="#d4d4d4"/>
    </style:style>
    <style:style style:name="T36" style:family="text">
      <style:text-properties fo:font-size="10.50pt" fo:font-weight="bold" fo:font-family="'Courier New'" style:font-family-asian="'Courier New'" style:font-family-complex="'Courier New'" fo:background-color="#1f1f1f" fo:color="#cccccc"/>
    </style:style>
    <style:style style:name="T37" style:family="text">
      <style:text-properties fo:font-size="10.50pt" fo:font-weight="bold" fo:font-family="'Courier New'" style:font-family-asian="'Courier New'" style:font-family-complex="'Courier New'" fo:background-color="#1f1f1f" fo:color="#d4d4d4"/>
    </style:style>
    <style:style style:name="T38" style:family="text">
      <style:text-properties fo:font-size="10.50pt" fo:font-weight="bold" fo:font-family="'Courier New'" style:font-family-asian="'Courier New'" style:font-family-complex="'Courier New'" fo:background-color="#1f1f1f" fo:color="#cccccc"/>
    </style:style>
    <style:style style:name="T39" style:family="text">
      <style:text-properties fo:font-size="10.50pt" fo:font-weight="bold" fo:font-family="'Courier New'" style:font-family-asian="'Courier New'" style:font-family-complex="'Courier New'" fo:background-color="#1f1f1f" fo:color="#c586c0"/>
    </style:style>
    <style:style style:name="T40" style:family="text">
      <style:text-properties fo:font-size="10.50pt" fo:font-weight="bold" fo:font-family="'Courier New'" style:font-family-asian="'Courier New'" style:font-family-complex="'Courier New'" fo:background-color="#1f1f1f" fo:color="#cccccc"/>
    </style:style>
    <style:style style:name="T41" style:family="text">
      <style:text-properties fo:font-size="10.50pt" fo:font-weight="bold" fo:font-family="'Courier New'" style:font-family-asian="'Courier New'" style:font-family-complex="'Courier New'" fo:background-color="#1f1f1f" fo:color="#9cdcfe"/>
    </style:style>
    <style:style style:name="T42" style:family="text">
      <style:text-properties fo:font-size="10.50pt" fo:font-weight="bold" fo:font-family="'Courier New'" style:font-family-asian="'Courier New'" style:font-family-complex="'Courier New'" fo:background-color="#1f1f1f" fo:color="#d4d4d4"/>
    </style:style>
    <style:style style:name="T43" style:family="text">
      <style:text-properties fo:font-size="10.50pt" fo:font-weight="bold" fo:font-family="'Courier New'" style:font-family-asian="'Courier New'" style:font-family-complex="'Courier New'" fo:background-color="#1f1f1f" fo:color="#b5cea8"/>
    </style:style>
    <style:style style:name="T44" style:family="text">
      <style:text-properties fo:font-size="10.50pt" fo:font-weight="bold" fo:font-family="'Courier New'" style:font-family-asian="'Courier New'" style:font-family-complex="'Courier New'" fo:background-color="#1f1f1f" fo:color="#cccccc"/>
    </style:style>
    <style:style style:name="T45" style:family="text">
      <style:text-properties fo:font-size="10.50pt" fo:font-weight="bold" fo:font-family="'Courier New'" style:font-family-asian="'Courier New'" style:font-family-complex="'Courier New'" fo:background-color="#1f1f1f" fo:color="#9cdcfe"/>
    </style:style>
    <style:style style:name="T46" style:family="text">
      <style:text-properties fo:font-size="10.50pt" fo:font-weight="bold" fo:font-family="'Courier New'" style:font-family-asian="'Courier New'" style:font-family-complex="'Courier New'" fo:background-color="#1f1f1f" fo:color="#d4d4d4"/>
    </style:style>
    <style:style style:name="T47" style:family="text">
      <style:text-properties fo:font-size="10.50pt" fo:font-weight="bold" fo:font-family="'Courier New'" style:font-family-asian="'Courier New'" style:font-family-complex="'Courier New'" fo:background-color="#1f1f1f" fo:color="#cccccc"/>
    </style:style>
    <style:style style:name="T48" style:family="text">
      <style:text-properties fo:font-size="10.50pt" fo:font-weight="bold" fo:font-family="'Courier New'" style:font-family-asian="'Courier New'" style:font-family-complex="'Courier New'" fo:background-color="#1f1f1f" fo:color="#9cdcfe"/>
    </style:style>
    <style:style style:name="T49" style:family="text">
      <style:text-properties fo:font-size="10.50pt" fo:font-weight="bold" fo:font-family="'Courier New'" style:font-family-asian="'Courier New'" style:font-family-complex="'Courier New'" fo:background-color="#1f1f1f" fo:color="#d4d4d4"/>
    </style:style>
    <style:style style:name="T50" style:family="text">
      <style:text-properties fo:font-size="10.50pt" fo:font-weight="bold" fo:font-family="'Courier New'" style:font-family-asian="'Courier New'" style:font-family-complex="'Courier New'" fo:background-color="#1f1f1f" fo:color="#cccccc"/>
    </style:style>
    <style:style style:name="T51" style:family="text">
      <style:text-properties fo:font-size="10.50pt" fo:font-weight="bold" fo:font-family="'Courier New'" style:font-family-asian="'Courier New'" style:font-family-complex="'Courier New'" fo:background-color="#1f1f1f" fo:color="#dcdcaa"/>
    </style:style>
    <style:style style:name="T52" style:family="text">
      <style:text-properties fo:font-size="10.50pt" fo:font-weight="bold" fo:font-family="'Courier New'" style:font-family-asian="'Courier New'" style:font-family-complex="'Courier New'" fo:background-color="#1f1f1f" fo:color="#cccccc"/>
    </style:style>
    <style:style style:name="T53" style:family="text">
      <style:text-properties fo:font-size="10.50pt" fo:font-weight="bold" fo:font-family="'Courier New'" style:font-family-asian="'Courier New'" style:font-family-complex="'Courier New'" fo:background-color="#1f1f1f" fo:color="#d4d4d4"/>
    </style:style>
    <style:style style:name="T54" style:family="text">
      <style:text-properties fo:font-size="10.50pt" fo:font-weight="bold" fo:font-family="'Courier New'" style:font-family-asian="'Courier New'" style:font-family-complex="'Courier New'" fo:background-color="#1f1f1f" fo:color="#cccccc"/>
    </style:style>
    <style:style style:name="T55" style:family="text">
      <style:text-properties fo:font-size="10.50pt" fo:font-weight="bold" fo:font-family="'Courier New'" style:font-family-asian="'Courier New'" style:font-family-complex="'Courier New'" fo:background-color="#1f1f1f" fo:color="#d4d4d4"/>
    </style:style>
    <style:style style:name="T56" style:family="text">
      <style:text-properties fo:font-size="10.50pt" fo:font-weight="bold" fo:font-family="'Courier New'" style:font-family-asian="'Courier New'" style:font-family-complex="'Courier New'" fo:background-color="#1f1f1f" fo:color="#cccccc"/>
    </style:style>
    <style:style style:name="T57" style:family="text">
      <style:text-properties fo:font-size="10.50pt" fo:font-weight="bold" fo:font-family="'Courier New'" style:font-family-asian="'Courier New'" style:font-family-complex="'Courier New'" fo:background-color="#1f1f1f" fo:color="#d4d4d4"/>
    </style:style>
    <style:style style:name="T58" style:family="text">
      <style:text-properties fo:font-size="10.50pt" fo:font-weight="bold" fo:font-family="'Courier New'" style:font-family-asian="'Courier New'" style:font-family-complex="'Courier New'" fo:background-color="#1f1f1f" fo:color="#cccccc"/>
    </style:style>
    <style:style style:name="T59" style:family="text">
      <style:text-properties fo:font-size="10.50pt" fo:font-weight="bold" fo:font-family="'Courier New'" style:font-family-asian="'Courier New'" style:font-family-complex="'Courier New'" fo:background-color="#1f1f1f" fo:color="#d4d4d4"/>
    </style:style>
    <style:style style:name="T60" style:family="text">
      <style:text-properties fo:font-size="10.50pt" fo:font-weight="bold" fo:font-family="'Courier New'" style:font-family-asian="'Courier New'" style:font-family-complex="'Courier New'" fo:background-color="#1f1f1f" fo:color="#cccccc"/>
    </style:style>
    <style:style style:name="T61" style:family="text">
      <style:text-properties fo:font-size="12.00pt" fo:font-weight="bold" fo:font-family="'Times New Roman'" style:font-family-asian="'Times New Roman'" style:font-family-complex="'Times New Roman'" fo:background-color="transparent" style:use-window-font-color="true"/>
    </style:style>
    <style:style style:name="T62"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3" style:family="text">
      <style:text-properties fo:font-size="12.00pt" fo:font-weight="bold"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bold"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bold" fo:font-family="'Times New Roman'" style:font-family-asian="'Times New Roman'" style:font-family-complex="'Times New Roma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bold"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style:style>
    <style:style style:name="T73" style:family="text">
      <style:text-properties fo:font-size="12.00pt" fo:font-weight="normal" fo:font-family="Roboto" style:font-family-asian="Roboto" style:font-family-complex="Roboto" fo:background-color="#444654" fo:color="#d1d5db"/>
    </style:style>
    <style:style style:name="T7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style:style>
    <style:style style:name="T75" style:family="text">
      <style:text-properties fo:font-size="12.00pt" fo:font-weight="normal" fo:font-family="Roboto" style:font-family-asian="Roboto" style:font-family-complex="Roboto" fo:background-color="#444654" fo:color="#d1d5db"/>
    </style:style>
    <style:style style:name="T7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style:style>
    <style:style style:name="T77" style:family="text">
      <style:text-properties fo:font-size="12.00pt" fo:font-weight="normal" fo:font-family="Roboto" style:font-family-asian="Roboto" style:font-family-complex="Roboto" fo:background-color="#444654" fo:color="#d1d5db"/>
    </style:style>
    <style:style style:name="T7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style:style>
    <style:style style:name="T79" style:family="text">
      <style:text-properties fo:font-size="12.00pt" fo:font-weight="normal" fo:font-family="Roboto" style:font-family-asian="Roboto" style:font-family-complex="Roboto" fo:background-color="#444654" fo:color="#d1d5db"/>
    </style:style>
    <style:style style:name="T8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style:style>
    <style:style style:name="T8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style:style>
    <style:style style:name="P2" style:family="paragraph">
      <style:paragraph-properties fo:line-height="100.00%" fo:text-align="justify"/>
    </style:style>
    <style:style style:name="P3" style:family="paragraph">
      <style:paragraph-properties fo:line-height="100.00%" fo:text-align="justify"/>
    </style:style>
    <style:style style:name="P4" style:family="paragraph">
      <style:paragraph-properties fo:line-height="100.00%" fo:text-align="left"/>
    </style:style>
    <style:style style:name="P5" style:family="paragraph">
      <style:paragraph-properties fo:line-height="100.00%" fo:text-align="justify"/>
    </style:style>
    <style:style style:name="P6" style:family="paragraph">
      <style:paragraph-properties fo:line-height="115.00%" fo:text-align="center" fo:margin-bottom="10.00pt"/>
    </style:style>
    <style:style style:name="P7" style:family="paragraph">
      <style:paragraph-properties fo:line-height="100.00%" fo:text-align="justify"/>
    </style:style>
    <text:list-style style:name="L8">
      <text:list-level-style-bullet text:level="1" text:bullet-char="•">
        <style:list-level-properties text:space-before="90.00pt" text:min-label-width="18.00pt"/>
        <style:text-properties fo:font-family="Symbol"/>
      </text:list-level-style-bullet>
    </text:list-style>
    <style:style style:name="P8" style:family="paragraph">
      <style:paragraph-properties fo:line-height="100.00%" fo:text-align="left"/>
    </style:style>
    <style:style style:name="P9" style:family="paragraph">
      <style:paragraph-properties fo:line-height="115.00%" fo:text-align="left" fo:margin-bottom="10.00pt"/>
    </style:style>
  </office:automatic-styles>
  <office:body>
    <office:text>
      <text:p text:style-name="P1"><text:span text:style-name="T1">Aim:</text:span><text:span text:style-name="T2"><text:s/>To implement DDA algorithms for drawing a line segment between two given end points. </text:span></text:p>
      <text:p text:style-name="P1"><text:span text:style-name="T3"/></text:p>
      <text:p text:style-name="P1"><text:span text:style-name="T3">Objective:<text:s/></text:span><text:span text:style-name="T4">Draw the line using (vector) generation algorithms which determine the pixels that should be turned ON are called as digital differential analyzer (DDA).It is one of the techniques for obtaining a rasterized straight line. This algorithm can be used to draw the line in all the quadrants.</text:span></text:p>
      <text:p text:style-name="P1"><text:span text:style-name="T5"/></text:p>
      <text:p text:style-name="P1"><text:span text:style-name="T5">Theory:</text:span></text:p>
      <text:p text:style-name="P1"><text:span text:style-name="T6">DDA algorithm is an incremental scan conversion method. Here we perform calculations at each step using the results from the preceding step. The characteristic of the DDA algorithm is to take unit steps along one coordinate and compute the corresponding values along the other coordinate. Digital Differential Analyzer (DDA) algorithm is the simple line generation algorithm which is explained step by step here.</text:span></text:p>
      <text:p text:style-name="P1"><text:span text:style-name="T7"/></text:p>
      <text:p text:style-name="P1"><text:span text:style-name="T7">Algorithm: </text:span></text:p>
      <text:p text:style-name="P1"><text:span text:style-name="T7"/></text:p>
      <text:p text:style-name="P2"><text:span text:style-name="T8">{</text:span></text:p>
      <text:p text:style-name="P2"><text:span text:style-name="T8"><text:s text:c="4"/>dx</text:span><text:span text:style-name="T9">=</text:span><text:span text:style-name="T10">x2</text:span><text:span text:style-name="T11">-</text:span><text:span text:style-name="T12">x1;</text:span></text:p>
      <text:p text:style-name="P2"><text:span text:style-name="T12"><text:s text:c="4"/>dy</text:span><text:span text:style-name="T13">=</text:span><text:span text:style-name="T14">y2</text:span><text:span text:style-name="T15">-</text:span><text:span text:style-name="T16">y1;</text:span></text:p>
      <text:p text:style-name="P2"><text:span text:style-name="T16"/></text:p>
      <text:p text:style-name="P2"><text:span text:style-name="T16"><text:s text:c="4"/></text:span><text:span text:style-name="T17">if</text:span><text:span text:style-name="T18">(</text:span><text:span text:style-name="T19">abs</text:span><text:span text:style-name="T20">(dx)<text:s/></text:span><text:span text:style-name="T21">&gt;</text:span><text:span text:style-name="T22"><text:s/></text:span><text:span text:style-name="T23">abs</text:span><text:span text:style-name="T24">(dy)) {</text:span></text:p>
      <text:p text:style-name="P2"><text:span text:style-name="T24"/></text:p>
      <text:p text:style-name="P2"><text:span text:style-name="T24"><text:s text:c="8"/>step<text:s/></text:span><text:span text:style-name="T25">=</text:span><text:span text:style-name="T26"><text:s/>dx;</text:span></text:p>
      <text:p text:style-name="P2"><text:span text:style-name="T26"><text:s text:c="4"/>}<text:s/></text:span><text:span text:style-name="T27">else</text:span><text:span text:style-name="T28"><text:s/>{</text:span></text:p>
      <text:p text:style-name="P2"><text:span text:style-name="T28"><text:s text:c="8"/>step<text:s/></text:span><text:span text:style-name="T29">=</text:span><text:span text:style-name="T30"><text:s/>dy;</text:span></text:p>
      <text:p text:style-name="P2"><text:span text:style-name="T30"><text:s text:c="4"/>}</text:span></text:p>
      <text:p text:style-name="P2"><text:span text:style-name="T30"/></text:p>
      <text:p text:style-name="P2"><text:span text:style-name="T30"><text:s text:c="4"/>Xn<text:s/></text:span><text:span text:style-name="T31">=</text:span><text:span text:style-name="T32"><text:s/>dx</text:span><text:span text:style-name="T33">/</text:span><text:span text:style-name="T34">step;</text:span></text:p>
      <text:p text:style-name="P2"><text:span text:style-name="T34"><text:s text:c="4"/>Yn<text:s/></text:span><text:span text:style-name="T35">=</text:span><text:span text:style-name="T36"><text:s/>dy</text:span><text:span text:style-name="T37">/</text:span><text:span text:style-name="T38">step;</text:span></text:p>
      <text:p text:style-name="P2"><text:span text:style-name="T38"/></text:p>
      <text:p text:style-name="P2"><text:span text:style-name="T38"><text:s text:c="4"/></text:span><text:span text:style-name="T39">for</text:span><text:span text:style-name="T40">(</text:span><text:span text:style-name="T41">i</text:span><text:span text:style-name="T42">=</text:span><text:span text:style-name="T43">0</text:span><text:span text:style-name="T44">;</text:span><text:span text:style-name="T45">i</text:span><text:span text:style-name="T46">&lt;=</text:span><text:span text:style-name="T47">step;</text:span><text:span text:style-name="T48">i</text:span><text:span text:style-name="T49">++</text:span><text:span text:style-name="T50">)</text:span></text:p>
      <text:p text:style-name="P2"><text:span text:style-name="T50"><text:s text:c="4"/>{</text:span></text:p>
      <text:p text:style-name="P2"><text:span text:style-name="T50"><text:s text:c="8"/></text:span><text:span text:style-name="T51">putpixel</text:span><text:span text:style-name="T52">(x1,y1,RED);</text:span></text:p>
      <text:p text:style-name="P2"><text:span text:style-name="T52"><text:s text:c="8"/>x1<text:s/></text:span><text:span text:style-name="T53">=</text:span><text:span text:style-name="T54"><text:s/>x1<text:s/></text:span><text:span text:style-name="T55">+</text:span><text:span text:style-name="T56"><text:s/>Xn;</text:span></text:p>
      <text:p text:style-name="P2"><text:span text:style-name="T56"><text:s text:c="8"/>y1<text:s/></text:span><text:span text:style-name="T57">=</text:span><text:span text:style-name="T58"><text:s/>y1<text:s/></text:span><text:span text:style-name="T59">+</text:span><text:span text:style-name="T60"><text:s/>Yn;</text:span></text:p>
      <text:p text:style-name="P2"><text:span text:style-name="T60"><text:s text:c="4"/>}</text:span></text:p>
      <text:p text:style-name="P2"><text:span text:style-name="T60">}</text:span></text:p>
      <text:p text:style-name="P3"><text:span text:style-name="T61"/></text:p>
      <text:p text:style-name="P3"><text:span text:style-name="T61"/></text:p>
      <text:p text:style-name="P3"><text:span text:style-name="T61"/></text:p>
      <text:p text:style-name="P3"><text:span text:style-name="T61">Program:</text:span></text:p>
      <text:p text:style-name="P3"><text:span text:style-name="T61">#include&lt;stdio.h&gt;</text:span></text:p>
      <text:p text:style-name="P3"><text:span text:style-name="T61">#include&lt;conio.h&gt;</text:span></text:p>
      <text:p text:style-name="P3"><text:span text:style-name="T61">#include&lt;graphics.h&gt;</text:span></text:p>
      <text:p text:style-name="P3"><text:span text:style-name="T61">#include&lt;math.h&gt;</text:span></text:p>
      <text:p text:style-name="P3"><text:span text:style-name="T61">void main()</text:span></text:p>
      <text:p text:style-name="P3"><text:span text:style-name="T61">{</text:span></text:p>
      <text:p text:style-name="P3"><text:span text:style-name="T61">int gd=DETECT,gm;</text:span></text:p>
      <text:p text:style-name="P3"><text:span text:style-name="T61">int i;</text:span></text:p>
      <text:p text:style-name="P3"><text:span text:style-name="T61">int xinc,yinc,x1,x2,y1,y2,steps,dx,dy;</text:span></text:p>
      <text:p text:style-name="P3"><text:span text:style-name="T61">initgraph(&amp;gd,&amp;gm,"C:</text:span><text:a xlink:href="//turboc3//bgi"><text:span text:style-name="T62">\\turboc3\\bgi</text:span></text:a><text:span text:style-name="T63">");</text:span></text:p>
      <text:p text:style-name="P3"><text:span text:style-name="T63">printf("Enter values of x1 and x2:");</text:span></text:p>
      <text:p text:style-name="P3"><text:span text:style-name="T63">scanf("%d %d",&amp;x1,&amp;x2);</text:span></text:p>
      <text:p text:style-name="P3"><text:span text:style-name="T63">printf("Enter values of y1 and y2:");</text:span></text:p>
      <text:p text:style-name="P3"><text:span text:style-name="T63">scanf("%d %d",&amp;y1,&amp;y2);</text:span></text:p>
      <text:p text:style-name="P3"><text:span text:style-name="T63">dx=x2-x1;</text:span></text:p>
      <text:p text:style-name="P3"><text:span text:style-name="T63">dy=y2-y1;</text:span></text:p>
      <text:p text:style-name="P3"><text:span text:style-name="T63">if(abs(dx)&gt;abs(dy))</text:span></text:p>
      <text:p text:style-name="P3"><text:span text:style-name="T63">steps=abs(dx);</text:span></text:p>
      <text:p text:style-name="P3"><text:span text:style-name="T63">else steps=abs(dy);</text:span></text:p>
      <text:p text:style-name="P3"><text:span text:style-name="T63">xinc=dx/steps;</text:span></text:p>
      <text:p text:style-name="P3"><text:span text:style-name="T63">yinc=dy/steps;</text:span></text:p>
      <text:p text:style-name="P3"><text:span text:style-name="T63">for(i=1;i&lt;=steps;i++)</text:span></text:p>
      <text:p text:style-name="P3"><text:span text:style-name="T63">{</text:span></text:p>
      <text:p text:style-name="P3"><text:span text:style-name="T63">putpixel(x1,x2,RED);</text:span></text:p>
      <text:p text:style-name="P3"><text:span text:style-name="T63">x1=x1+xinc;</text:span></text:p>
      <text:p text:style-name="P3"><text:span text:style-name="T63">y1=y1+yinc;</text:span></text:p>
      <text:p text:style-name="P3"><text:span text:style-name="T63">}</text:span></text:p>
      <text:p text:style-name="P3"><text:span text:style-name="T63">getch();</text:span></text:p>
      <text:p text:style-name="P3"><text:span text:style-name="T63">closegraph();</text:span></text:p>
      <text:p text:style-name="P3"><text:span text:style-name="T63">}</text:span></text:p>
      <text:p text:style-name="P3"><text:span text:style-name="T63"/></text:p>
      <text:p text:style-name="P4"><text:span text:style-name="T64"/></text:p>
      <text:p text:style-name="P5"><text:span text:style-name="T65"/></text:p>
      <text:p text:style-name="P5"><text:span text:style-name="T65"/></text:p>
      <text:p text:style-name="P5"><text:span text:style-name="T65"/></text:p>
      <text:p text:style-name="P5"><text:span text:style-name="T65"/></text:p>
      <text:p text:style-name="P5"><text:span text:style-name="T65"/></text:p>
      <text:p text:style-name="P5"><text:span text:style-name="T65"/></text:p>
      <text:p text:style-name="P5"><text:span text:style-name="T65"/></text:p>
      <text:p text:style-name="P5"><text:span text:style-name="T65">Output:</text:span></text:p>
      <text:p text:style-name="P5"><text:span text:style-name="T65"/></text:p>
      <text:p text:style-name="P5"><draw:frame text:anchor-type="as-char" svg:width="97.03mm" svg:height="113.03mm" style:rel-width="scale" style:rel-height="scale"><draw:object-ole xlink:href="OleObj1"/><draw:image xlink:href="ObjectReplacements/OleObj1"/></draw:frame><text:span text:style-name="T67"/></text:p>
      <text:p text:style-name="P6"><text:span text:style-name="T68"/></text:p>
      <text:p text:style-name="P7"><text:span text:style-name="T69">Conclusion:</text:span><text:span text:style-name="T70"><text:s/></text:span><text:span text:style-name="T71">Comment on -</text:span></text:p>
      <text:list text:style-name="L8">
        <text:list-item>
          <text:p text:style-name="P8"><text:span text:style-name="T72">Pixel :-</text:span><text:span text:style-name="T73">In computer graphics, the display or screen is composed of a grid of individual picture elements, commonly known as pixels. Each pixel can be independently controlled to display a specific color, creating the overall image.</text:span><text:span text:style-name="T74"/></text:p>
        </text:list-item>
        <text:list-item>
          <text:p text:style-name="P8"><text:span text:style-name="T74">Equation for line:-<text:s/></text:span><text:span text:style-name="T75">((y - y1) = m(x - x1)) or (y = mx + b)</text:span><text:span text:style-name="T76"/></text:p>
        </text:list-item>
        <text:list-item>
          <text:p text:style-name="P8"><text:span text:style-name="T76">Need of line drawing algorithm:-</text:span><text:span text:style-name="T77">Line drawing algorithms are essential in computer graphics to render lines between specified points. Without a line drawing algorithm, displaying a straight line on a pixel grid would require individually setting each pixel position along the line, which is impractical and inefficient. The DDA algorithm provides a simple and efficient way to approximate lines on the pixel grid.</text:span><text:span text:style-name="T78"/></text:p>
        </text:list-item>
        <text:list-item>
          <text:p text:style-name="P8"><text:span text:style-name="T78">Slow or fast :-</text:span><text:span text:style-name="T79">The DDA algorithm is relatively fast and suitable for real-time rendering on most systems.<text:s/></text:span><text:span text:style-name="T80"/></text:p>
        </text:list-item>
      </text:list>
      <text:p text:style-name="P9"><text:span text:style-name="T8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